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de67"/>
    </style:style>
    <style:style style:name="P2" style:family="paragraph" style:parent-style-name="Standard">
      <style:text-properties officeooo:rsid="00079f30" officeooo:paragraph-rsid="00079f30"/>
    </style:style>
    <style:style style:name="P3" style:family="paragraph" style:parent-style-name="Standard">
      <style:text-properties officeooo:paragraph-rsid="00079f30"/>
    </style:style>
    <style:style style:name="P4" style:family="paragraph" style:parent-style-name="Standard">
      <style:paragraph-properties fo:text-align="center" style:justify-single-word="false"/>
      <style:text-properties officeooo:paragraph-rsid="0006de67"/>
    </style:style>
    <style:style style:name="P5" style:family="paragraph" style:parent-style-name="Standard">
      <style:text-properties officeooo:rsid="00092aa4" officeooo:paragraph-rsid="00092aa4"/>
    </style:style>
    <style:style style:name="P6" style:family="paragraph" style:parent-style-name="Standard">
      <style:text-properties officeooo:paragraph-rsid="00092aa4"/>
    </style:style>
    <style:style style:name="T1" style:family="text">
      <style:text-properties officeooo:rsid="0006de67"/>
    </style:style>
    <style:style style:name="T2" style:family="text">
      <style:text-properties officeooo:rsid="00079f30"/>
    </style:style>
    <style:style style:name="T3" style:family="text">
      <style:text-properties officeooo:rsid="0008cfb8"/>
    </style:style>
    <style:style style:name="T4" style:family="text">
      <style:text-properties officeooo:rsid="00092aa4"/>
    </style:style>
    <style:style style:name="T5" style:family="text">
      <style:text-properties officeooo:rsid="000a31df"/>
    </style:style>
    <style:style style:name="T6" style:family="text">
      <style:text-properties officeooo:rsid="000b6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</text:span><text:span text:style-name="T5">ustomer </text:span><text:span text:style-name="T1">S</text:span><text:span text:style-name="T5">uccess </text:span><text:span text:style-name="T1">M</text:span><text:span text:style-name="T5">anager</text:span><text:span text:style-name="T1"> </text:span><text:span text:style-name="T2">Intervie</text:span><text:span text:style-name="T5">w</text:span><text:span text:style-name="T2">er Guide</text:span></text:p>
      <text:p text:style-name="P4"/>
      <text:p text:style-name="P2"><text:span text:style-name="T4"><text:tab/>1. </text:span>Have <text:span text:style-name="T4">a</text:span> mock phone call, pretend you are a client who’s <text:span text:style-name="T5">irrationally</text:span> mad about a product.</text:p>
      <text:p text:style-name="P2"/>
      <text:p text:style-name="P3"><text:span text:style-name="T2"><text:tab/>2. </text:span><text:span text:style-name="T6">L</text:span><text:span text:style-name="T2">et them introduce you to a new product and why it’s good for you. </text:span><text:span text:style-name="T3">Let them paint the <text:tab/><text:tab/><text:tab/>experience you’d have.</text:span></text:p>
      <text:p text:style-name="P2"/>
      <text:p text:style-name="P1"><text:tab/><text:span text:style-name="T3">3. </text:span><text:span text:style-name="T6">L</text:span><text:span text:style-name="T3">et them plan an interaction with you of an ideal/improved scenario of the current product </text:span></text:p>
      <text:p text:style-name="P1"/>
      <text:p text:style-name="P1"><text:span text:style-name="T3"><text:tab/>4. </text:span><text:span text:style-name="T6">H</text:span><text:span text:style-name="T3">ow would you leave the customers with </text:span><text:span text:style-name="T4">an unforgettable experience?</text:span></text:p>
      <text:p text:style-name="P1"><text:tab/></text:p>
      <text:p text:style-name="P5"><text:tab/>5. What is their experience creating processes and onboarding workflows for new customers?</text:p>
      <text:p text:style-name="P5"/>
      <text:p text:style-name="P6"><text:span text:style-name="T4"><text:tab/>6. What is time to value and what are two ways to ensure the customer’s time to value is cut <text:tab/><text:tab/><text:tab/>down?</text:span></text:p>
      <text:p text:style-name="P6"/>
      <text:p text:style-name="P6"><text:tab/><text:span text:style-name="T4">7. </text:span><text:span text:style-name="T6">H</text:span><text:span text:style-name="T4">ow would they deal with a customer support ticket? If they could design some of the ticket, <text:tab/><text:tab/><text:tab/>what would they do to improve it?</text:span></text:p>
      <text:p text:style-name="P6"/>
      <text:p text:style-name="P6"><text:tab/><text:span text:style-name="T4">8. </text:span><text:span text:style-name="T6">H</text:span><text:span text:style-name="T4">ow would they </text:span><text:span text:style-name="T5">design a workflow between the customer and sales team after the product <text:tab/><text:tab/><text:tab/>has been purchased?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7:26:37.608621884</meta:creation-date>
    <dc:date>2021-02-10T20:22:51.234023185</dc:date>
    <meta:editing-duration>PT10M4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49" meta:character-count="855" meta:non-whitespace-character-count="693"/>
  </office:meta>
</office:document-meta>
</file>